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013cm" fo:margin-left="0cm" table:align="left" style:shadow="none"/>
    </style:style>
    <style:style style:name="Tabelle1.A" style:family="table-column">
      <style:table-column-properties style:column-width="16.298cm"/>
    </style:style>
    <style:style style:name="Tabelle1.B" style:family="table-column">
      <style:table-column-properties style:column-width="0.714cm"/>
    </style:style>
    <style:style style:name="Tabelle1.A1" style:family="table-cell">
      <style:table-cell-properties fo:padding="0.097cm" fo:border="none"/>
    </style:style>
    <style:style style:name="P1" style:family="paragraph" style:parent-style-name="Standard">
      <style:paragraph-properties fo:text-align="justify" style:justify-single-word="false"/>
      <style:text-properties fo:language="en" fo:country="GB" officeooo:rsid="0001908b" officeooo:paragraph-rsid="0001908b"/>
    </style:style>
    <style:style style:name="P2" style:family="paragraph" style:parent-style-name="Standard">
      <style:paragraph-properties fo:text-align="justify" style:justify-single-word="false"/>
      <style:text-properties fo:language="en" fo:country="GB" officeooo:rsid="00027583" officeooo:paragraph-rsid="00027583"/>
    </style:style>
    <style:style style:name="P3" style:family="paragraph" style:parent-style-name="Standard">
      <style:paragraph-properties fo:text-align="justify" style:justify-single-word="false"/>
      <style:text-properties fo:language="en" fo:country="GB" officeooo:rsid="0002db96" officeooo:paragraph-rsid="000353eb"/>
    </style:style>
    <style:style style:name="P4" style:family="paragraph" style:parent-style-name="Standard">
      <style:paragraph-properties fo:text-align="justify" style:justify-single-word="false"/>
      <style:text-properties fo:language="en" fo:country="GB" officeooo:rsid="000353eb" officeooo:paragraph-rsid="000353eb"/>
    </style:style>
    <style:style style:name="P5" style:family="paragraph" style:parent-style-name="Standard">
      <style:paragraph-properties fo:text-align="justify" style:justify-single-word="false"/>
      <style:text-properties fo:language="en" fo:country="GB" officeooo:rsid="00037863" officeooo:paragraph-rsid="00037863"/>
    </style:style>
    <style:style style:name="P6" style:family="paragraph" style:parent-style-name="Standard">
      <style:paragraph-properties fo:text-align="justify" style:justify-single-word="false"/>
      <style:text-properties fo:language="en" fo:country="GB" officeooo:rsid="0003fa95" officeooo:paragraph-rsid="0003fa95"/>
    </style:style>
    <style:style style:name="P7" style:family="paragraph" style:parent-style-name="Standard">
      <style:paragraph-properties fo:text-align="justify" style:justify-single-word="false"/>
      <style:text-properties fo:language="en" fo:country="GB" officeooo:rsid="0005861f" officeooo:paragraph-rsid="0005861f"/>
    </style:style>
    <style:style style:name="P8" style:family="paragraph" style:parent-style-name="Standard">
      <style:paragraph-properties fo:text-align="justify" style:justify-single-word="false"/>
      <style:text-properties fo:language="en" fo:country="GB" officeooo:rsid="00094fdc" officeooo:paragraph-rsid="00094fdc"/>
    </style:style>
    <style:style style:name="P9" style:family="paragraph" style:parent-style-name="Standard">
      <style:paragraph-properties fo:text-align="justify" style:justify-single-word="false"/>
      <style:text-properties fo:language="en" fo:country="GB" officeooo:rsid="000a5588" officeooo:paragraph-rsid="000a5588"/>
    </style:style>
    <style:style style:name="P10" style:family="paragraph" style:parent-style-name="Standard">
      <style:paragraph-properties fo:text-align="justify" style:justify-single-word="false"/>
      <style:text-properties fo:language="en" fo:country="GB" officeooo:rsid="000a98a5" officeooo:paragraph-rsid="000a98a5"/>
    </style:style>
    <style:style style:name="P11" style:family="paragraph" style:parent-style-name="Standard">
      <style:paragraph-properties fo:text-align="justify" style:justify-single-word="false"/>
      <style:text-properties fo:language="en" fo:country="GB" style:text-underline-style="solid" style:text-underline-width="auto" style:text-underline-color="font-color" officeooo:rsid="0001908b" officeooo:paragraph-rsid="0001908b"/>
    </style:style>
    <style:style style:name="P12" style:family="paragraph" style:parent-style-name="Standard">
      <style:paragraph-properties fo:text-align="justify" style:justify-single-word="false"/>
      <style:text-properties fo:language="en" fo:country="GB" style:text-underline-style="solid" style:text-underline-width="auto" style:text-underline-color="font-color" officeooo:rsid="00027583" officeooo:paragraph-rsid="00027583"/>
    </style:style>
    <style:style style:name="P13" style:family="paragraph" style:parent-style-name="Standard">
      <style:paragraph-properties fo:text-align="justify" style:justify-single-word="false"/>
      <style:text-properties fo:language="en" fo:country="GB" style:text-underline-style="solid" style:text-underline-width="auto" style:text-underline-color="font-color" officeooo:rsid="00037863" officeooo:paragraph-rsid="00037863"/>
    </style:style>
    <style:style style:name="P14" style:family="paragraph" style:parent-style-name="Standard">
      <style:paragraph-properties fo:text-align="justify" style:justify-single-word="false"/>
      <style:text-properties fo:language="en" fo:country="GB" style:text-underline-style="solid" style:text-underline-width="auto" style:text-underline-color="font-color" officeooo:rsid="0005861f" officeooo:paragraph-rsid="0005861f"/>
    </style:style>
    <style:style style:name="P15" style:family="paragraph" style:parent-style-name="Standard">
      <style:paragraph-properties fo:text-align="justify" style:justify-single-word="false"/>
      <style:text-properties fo:language="en" fo:country="GB" style:text-underline-style="solid" style:text-underline-width="auto" style:text-underline-color="font-color" officeooo:rsid="000a5588" officeooo:paragraph-rsid="000a5588"/>
    </style:style>
    <style:style style:name="P16" style:family="paragraph" style:parent-style-name="Table_20_Contents">
      <style:paragraph-properties fo:text-align="justify" style:justify-single-word="false"/>
      <style:text-properties fo:language="en" fo:country="GB"/>
    </style:style>
    <style:style style:name="P17" style:family="paragraph" style:parent-style-name="Table_20_Contents">
      <style:paragraph-properties fo:text-align="justify" style:justify-single-word="false"/>
      <style:text-properties fo:language="en" fo:country="GB" officeooo:rsid="000aacfa" officeooo:paragraph-rsid="000aacfa"/>
    </style:style>
    <style:style style:name="T1" style:family="text">
      <style:text-properties officeooo:rsid="00027583"/>
    </style:style>
    <style:style style:name="T2" style:family="text">
      <style:text-properties officeooo:rsid="0002db96"/>
    </style:style>
    <style:style style:name="T3" style:family="text">
      <style:text-properties officeooo:rsid="000353eb"/>
    </style:style>
    <style:style style:name="T4" style:family="text">
      <style:text-properties officeooo:rsid="0003fa95"/>
    </style:style>
    <style:style style:name="T5" style:family="text">
      <style:text-properties officeooo:rsid="00076996"/>
    </style:style>
    <style:style style:name="T6" style:family="text">
      <style:text-properties officeooo:rsid="000a5588"/>
    </style:style>
    <style:style style:name="T7" style:family="text">
      <style:text-properties officeooo:rsid="000a98a5"/>
    </style:style>
    <style:style style:name="T8" style:family="text">
      <style:text-properties fo:font-style="italic" style:font-style-asian="italic" style:font-style-complex="italic"/>
    </style:style>
    <style:style style:name="T9" style:family="text">
      <style:text-properties fo:font-style="italic" officeooo:rsid="0002db96" style:font-style-asian="italic" style:font-style-complex="italic"/>
    </style:style>
    <style:style style:name="T10" style:family="text">
      <style:text-properties fo:font-style="italic" officeooo:rsid="000a98a5" style:font-style-asian="italic" style:font-style-complex="italic"/>
    </style:style>
    <style:style style:name="fr1" style:family="graphic" style:parent-style-name="Formula">
      <style:graphic-properties fo:margin-left="0cm" fo:margin-right="0cm" style:wrap="parallel" style:number-wrapped-paragraphs="no-limit" style:wrap-contour="false" style:vertical-pos="from-top" style:shadow="none" draw:shadow-opacity="100%" draw:ole-draw-aspect="1"/>
    </style:style>
    <style:style style:name="fr2" style:family="graphic" style:parent-style-name="Formula">
      <style:graphic-properties fo:margin-left="0cm" fo:margin-right="0cm" style:wrap="parallel" style:number-wrapped-paragraphs="no-limit" style:wrap-contour="false"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ow to Auswert</text:p>
      <text:p text:style-name="P1"/>
      <text:p text:style-name="P1">For the comparison and quantitative evaluation of cwEPR spectra to yield high quality results it is important to correctly <text:span text:style-name="T1">process the data. The different operations involved are described in the following, with respect to their goal and methodology.</text:span></text:p>
      <text:p text:style-name="P1"/>
      <text:p text:style-name="P12">Field Correction</text:p>
      <text:p text:style-name="P2"/>
      <text:p text:style-name="P2">A field correction is used to compensate a horizontal offset of the spectrum. The magnitude of the offset is determined by analysis of a spectrum using a field standard <text:span text:style-name="T2">(</text:span><text:span text:style-name="T9">e</text:span><text:span text:style-name="T2">.</text:span><text:span text:style-name="T9">g</text:span><text:span text:style-name="T2">. Li:LiF)</text:span> with a known <text:span text:style-name="T8">g</text:span> value <text:span text:style-name="T3">which is measured beforehand</text:span>. <text:span text:style-name="T2">In this case the expected field maximum can be calculated using formula 1 (with </text:span><text:span text:style-name="T9">B</text:span><text:span text:style-name="T2"> the expected field, </text:span><text:span text:style-name="T9">h</text:span><text:span text:style-name="T2"> the Planck constant, </text:span><text:span text:style-name="T2"><draw:frame draw:style-name="fr2" draw:name="Objekt2" text:anchor-type="as-char" svg:y="-0.219cm" svg:width="0.446cm" svg:height="0.243cm" draw:z-index="1"><draw:object xlink:href="./Object 2" xlink:type="simple" xlink:show="embed" xlink:actuate="onLoad"/><draw:image xlink:href="./ObjectReplacements/Object 2" xlink:type="simple" xlink:show="embed" xlink:actuate="onLoad"/></draw:frame></text:span><text:span text:style-name="T2"> the microwave frequency and </text:span><text:span text:style-name="T2"><draw:frame draw:style-name="fr1" draw:name="Objekt1" text:anchor-type="as-char" svg:y="-0.21cm" svg:width="0.631cm" svg:height="0.363cm" draw:z-index="0"><draw:object xlink:href="./Object 1" xlink:type="simple" xlink:show="embed" xlink:actuate="onLoad"/><draw:image xlink:href="./ObjectReplacements/Object 1" xlink:type="simple" xlink:show="embed" xlink:actuate="onLoad"/></draw:frame></text:span><text:span text:style-name="T2"> the Bohr magneton).</text:span></text:p>
      <text:p text:style-name="P2"/>
      <table:table table:name="Tabelle1" table:style-name="Tabelle1">
        <table:table-column table:style-name="Tabelle1.A"/>
        <table:table-column table:style-name="Tabelle1.B"/>
        <table:table-row>
          <table:table-cell table:style-name="Tabelle1.A1" office:value-type="string">
            <text:p text:style-name="P16"/>
          </table:table-cell>
          <table:table-cell table:style-name="Tabelle1.A1" office:value-type="string">
            <text:p text:style-name="P17">(1)</text:p>
          </table:table-cell>
        </table:table-row>
      </table:table>
      <text:p text:style-name="P2"/>
      <text:p text:style-name="P3">Additionally, the experimental field maximum of the standard spectrum needs to be determined, i.e. the maximum of the absorption spectrum which corresponds to the zero intersect of the first derivative spectrum. The zero intersect is approximated as the middle between the maximum and minimum of the first derivative spectrum <text:span text:style-name="T3">(which can be problematic if for some reason the spectrum is tilted or otherwise deformed)</text:span>.</text:p>
      <text:p text:style-name="P3"/>
      <text:p text:style-name="P4">Subtracting the experimental value from the calculated one yields a correction value by which the actual spectrum needs to be offset. For this correction to be accurate the standard spectrum obviously needs to be measured using the same setup as well as similar conditions as the actual spectrum. </text:p>
      <text:p text:style-name="P4"/>
      <text:p text:style-name="P13">Baseline Correction</text:p>
      <text:p text:style-name="P5"/>
      <text:p text:style-name="P5">A baseline correction is used to compensate a vertical offset of the spectrum. The data is assumed to have one (or several) peaks while the intensity (and hence its derivative in the first derivative spectrum) should be zero everywhere else. </text:p>
      <text:p text:style-name="P5"/>
      <text:p text:style-name="P5">The offset can be determined by fitting a polynomial on parts of the spectrum that do not contain any peaks, e.g. the edges. <text:span text:style-name="T4">Different polynomials need to be used depending on the spectrum: Zero order in case of a simple offset, first order if the spectrum is inclined, or higher order if the respective data cannot be approximated by a straight line.</text:span></text:p>
      <text:p text:style-name="P5"/>
      <text:p text:style-name="P6">The resulting polynomial is subsequently subtracted from the spectrum. For this correction to be accurate it is important to choose a suitable order as well as suitable ranges for the fitting, <text:span text:style-name="T8">i</text:span>.<text:span text:style-name="T8">e</text:span>. these ranges must not contain any peaks.</text:p>
      <text:p text:style-name="P3"><text:s/></text:p>
      <text:p text:style-name="P14">Phase Correction</text:p>
      <text:p text:style-name="P7"/>
      <text:p text:style-name="P14">Integration</text:p>
      <text:p text:style-name="P7"/>
      <text:p text:style-name="P7">A first indefinite integration needs to be performed in order to obtain the absorption spectrum from the first derivative spectrum that is usually mea<text:span text:style-name="T5">s</text:span>ured. <text:s/><text:span text:style-name="T5">From this, a definite integration can be performed for quantification purposes. </text:span></text:p>
      <text:p text:style-name="P7"/>
      <text:p text:style-name="P8">For the obtention of high quality results it is of paramount importance to correctly preprocess the spectrum. Especially the lack or low quality of a baseline correction can greatly deteriorate the <text:soft-page-break/>results. <text:span text:style-name="T6">A good estimate of the quality of results is given by a second indefinite integration which should ideally be zero in the area after the peak.</text:span></text:p>
      <text:p text:style-name="P8"/>
      <text:p text:style-name="P15">Frequency correction</text:p>
      <text:p text:style-name="P9"/>
      <text:p text:style-name="P9">A frequency correction is required to make spectra comparable that were measured at different microwave frequencies (this is usually the case). <text:span text:style-name="T7">It is also necessary for subsequent processing and analysis procedures involving multiple spectra, </text:span><text:span text:style-name="T10">e</text:span><text:span text:style-name="T7">.</text:span><text:span text:style-name="T10">g</text:span><text:span text:style-name="T7">. spectra subtraction.</text:span></text:p>
      <text:p text:style-name="P9"/>
      <text:p text:style-name="P9"><text:span text:style-name="T7">The correction is</text:span> achieved by converting the field axis into a <text:span text:style-name="T10">g</text:span><text:span text:style-name="T7"> axis, then back into a field axis, using formula 2 and formula 3 and the corresponding microwave frequencies, respectively.</text:span></text:p>
      <text:p text:style-name="P9"/>
      <text:p text:style-name="P10">This procedure is generally only useful if the spectra in question are inherently comparable, <text:span text:style-name="T8">i</text:span>.<text:span text:style-name="T8">e</text:span>. they were obtained using similar experimental parameters and have a common area on the ax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10:23:00.451349528</meta:creation-date>
    <dc:date>2019-05-08T15:40:55.494524663</dc:date>
    <meta:editing-duration>PT4H59M3S</meta:editing-duration>
    <meta:editing-cycles>3</meta:editing-cycles>
    <meta:generator>LibreOffice/5.1.6.2$Linux_X86_64 LibreOffice_project/10m0$Build-2</meta:generator>
    <meta:document-statistic meta:table-count="1" meta:image-count="0" meta:object-count="2" meta:page-count="2" meta:paragraph-count="20" meta:word-count="564" meta:character-count="3537" meta:non-whitespace-character-count="2985"/>
  </office:meta>
</office:document-meta>
</file>

<file path=Object 1/content.xml><?xml version="1.0" encoding="utf-8"?>
<math xmlns="http://www.w3.org/1998/Math/MathML" display="block">
  <semantics>
    <msub>
      <mi mathvariant="normal">μ</mi>
      <mstyle mathvariant="normal">
        <mi mathvariant="normal">B</mi>
      </mstyle>
    </msub>
    <annotation encoding="StarMath 5.0">{%mu}_{ nitalic B }</annotation>
  </semantics>
</math>
</file>

<file path=Object 2/content.xml><?xml version="1.0" encoding="utf-8"?>
<math xmlns="http://www.w3.org/1998/Math/MathML" display="block">
  <semantics>
    <mi mathvariant="normal">ν</mi>
    <annotation encoding="StarMath 5.0">%nu
</annotation>
  </semantics>
</math>
</file>